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loext:graphic-properties draw:fill="solid" draw:fill-color="#4f81bd"/>
      <style:paragraph-properties fo:text-align="start"/>
      <style:text-properties fo:font-size="18pt"/>
    </style:style>
    <style:style style:name="gr1" style:family="graphic">
      <style:graphic-properties draw:stroke="solid" svg:stroke-width="0.071cm" svg:stroke-color="#3a5f8b" draw:fill="solid" draw:fill-color="#4f81bd" draw:textarea-vertical-align="top" draw:auto-grow-height="false" fo:min-height="4.329cm" fo:min-width="7.463cm" fo:padding-top="0.125cm" fo:padding-bottom="0.125cm" fo:padding-left="0.25cm" fo:padding-right="0.25cm" fo:wrap-option="wrap" fo:margin-left="0.318cm" fo:margin-right="0.318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Cloud 1" draw:style-name="gr1" draw:text-style-name="P2" svg:width="7.965cm" svg:height="4.58cm" svg:x="1.66cm" svg:y="5.681cm"><text:p/><draw:enhanced-geometry draw:mirror-horizontal="false" draw:mirror-vertical="false" drawooo:sub-view-size="43200 43200 43200 43200" draw:text-areas="0 0 0 0" svg:viewBox="0 0 0 0" draw:type="ooxml-non-primitive" draw:enhanced-path="M 3900 14370 Z N M 5333 7267 F N" drawooo:enhanced-path="M 3900 14370 G 6753 9190 ?f0 ?f1 5333 7267 ?f2 ?f3 4365 5945 ?f4 ?f5 4857 6595 ?f6 ?f7 5333 7273 ?f8 ?f9 6775 9220 ?f10 ?f11 Z N M 34129 22954 G 5785 7867 ?f12 ?f13 F N"><draw:equation draw:name="f0" draw:formula="(-11429249)/60000.0"/><draw:equation draw:name="f1" draw:formula="(7426832)/60000.0"/><draw:equation draw:name="f2" draw:formula="(-8646143)/60000.0"/><draw:equation draw:name="f3" draw:formula="(5396714)/60000.0"/><draw:equation draw:name="f4" draw:formula="(-8748475)/60000.0"/><draw:equation draw:name="f5" draw:formula="(5983381)/60000.0"/><draw:equation draw:name="f6" draw:formula="(-7859164)/60000.0"/><draw:equation draw:name="f7" draw:formula="(7034504)/60000.0"/><draw:equation draw:name="f8" draw:formula="(-4722533)/60000.0"/><draw:equation draw:name="f9" draw:formula="(6541615)/60000.0"/><draw:equation draw:name="f10" draw:formula="(-2776035)/60000.0"/><draw:equation draw:name="f11" draw:formula="(7816140)/60000.0"/><draw:equation draw:name="f12" draw:formula="(-4217541)/60000.0"/><draw:equation draw:name="f13" draw:formula="(4255042)/60000.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miklos</meta:initial-creator>
    <dc:creator>vmiklos</dc:creator>
    <meta:editing-cycles>1</meta:editing-cycles>
    <meta:creation-date>2014-12-18T17:14:00</meta:creation-date>
    <dc:date>2014-12-18T17:15:00</dc:date>
    <meta:editing-duration>P0D</meta:editing-duration>
    <meta:generator>LibreOfficeDev/4.5.0.0.alpha0$Linux_X86_64 LibreOffice_project/7bceef3692518021de88b4b7cef3cb75dc0c79dc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